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a1" style:family="table">
      <style:table-properties style:width="16.99cm" table:align="left" style:writing-mode="lr-tb"/>
    </style:style>
    <style:style style:name="Tabla1.A" style:family="table-column">
      <style:table-column-properties style:column-width="3.507cm"/>
    </style:style>
    <style:style style:name="Tabla1.B" style:family="table-column">
      <style:table-column-properties style:column-width="4.304cm"/>
    </style:style>
    <style:style style:name="Tabla1.C" style:family="table-column">
      <style:table-column-properties style:column-width="9.179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83cm" fo:margin-left="0.023cm" table:align="left" style:writing-mode="lr-tb"/>
    </style:style>
    <style:style style:name="Tabla2.A" style:family="table-column">
      <style:table-column-properties style:column-width="1.09cm"/>
    </style:style>
    <style:style style:name="Tabla2.B" style:family="table-column">
      <style:table-column-properties style:column-width="2.417cm"/>
    </style:style>
    <style:style style:name="Tabla2.C" style:family="table-column">
      <style:table-column-properties style:column-width="13.47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2.C1" style:family="table-cell">
      <style:table-cell-properties style:vertical-align="top" fo:padding="0.097cm" fo:border="0.1pt solid #000000" style:writing-mode="lr-tb"/>
    </style:style>
    <style:style style:name="Tabla2.2" style:family="table-row">
      <style:table-row-properties style:row-height="1.007cm" fo:keep-together="auto"/>
    </style:style>
    <style:style style:name="Tabla2.A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2.C2" style:family="table-cell">
      <style:table-cell-properties style:vertical-align="middle" fo:padding="0.097cm" fo:border="0.1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9.948cm"/>
        </style:tab-stops>
      </style:paragraph-properties>
      <style:text-properties style:font-name="Arial1" fo:font-size="11pt" style:text-underline-style="solid" style:text-underline-width="auto" style:text-underline-color="font-color" fo:font-weight="bold" officeooo:paragraph-rsid="003bb217" style:font-name-asian="Arial1" style:font-size-asian="11pt" style:font-weight-asian="bold" style:font-name-complex="Arial1" style:font-size-complex="11pt" style:font-weight-complex="bold"/>
    </style:style>
    <style:style style:name="P3" style:family="paragraph" style:parent-style-name="Standard">
      <style:text-properties style:font-name="Arial1" fo:font-weight="bold" officeooo:rsid="003b06de" officeooo:paragraph-rsid="0038f693" style:font-weight-asian="bold" style:font-name-complex="Arial1" style:font-weight-complex="bold"/>
    </style:style>
    <style:style style:name="P4" style:family="paragraph" style:parent-style-name="Standard">
      <style:text-properties style:font-name="Arial1" fo:font-weight="bold" officeooo:paragraph-rsid="0038f693" style:font-weight-asian="bold" style:font-name-complex="Arial1" style:font-weight-complex="bold"/>
    </style:style>
    <style:style style:name="P5" style:family="paragraph" style:parent-style-name="Standard">
      <style:text-properties officeooo:paragraph-rsid="0038f693"/>
    </style:style>
    <style:style style:name="P6" style:family="paragraph" style:parent-style-name="Standard">
      <style:paragraph-properties fo:line-height="150%" fo:text-align="justify" style:justify-single-word="false" style:snap-to-layout-grid="false"/>
      <style:text-properties style:font-name="Arial" fo:font-weight="bold" officeooo:paragraph-rsid="003bb217" style:font-weight-asian="bold" style:font-weight-complex="bold"/>
    </style:style>
    <style:style style:name="P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paragraph-rsid="0038f693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center" style:justify-single-word="false" style:text-autospace="none" style:snap-to-layout-grid="fals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bold" officeooo:paragraph-rsid="0038f693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 style:snap-to-layout-grid="fals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bold" officeooo:paragraph-rsid="0038f693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>
        <style:tab-stops>
          <style:tab-stop style:position="9.948cm"/>
        </style:tab-stops>
      </style:paragraph-properties>
      <style:text-properties style:font-name="Arial1" fo:font-size="11pt" style:text-underline-style="solid" style:text-underline-width="auto" style:text-underline-color="font-color" fo:font-weight="bold" officeooo:paragraph-rsid="003ed22b" style:font-name-asian="Arial1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text-properties style:font-name="Arial1" fo:font-size="11pt" style:text-underline-style="solid" style:text-underline-width="auto" style:text-underline-color="font-color" fo:font-weight="bold" officeooo:paragraph-rsid="00408c91" style:font-name-asian="Arial1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text-properties style:font-name="Arial1" fo:font-size="11pt" style:text-underline-style="solid" style:text-underline-width="auto" style:text-underline-color="font-color" fo:font-weight="bold" officeooo:paragraph-rsid="003bb217" style:font-name-asian="Arial1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text-properties style:font-name="Arial1" fo:font-weight="bold" officeooo:rsid="003b06de" officeooo:paragraph-rsid="003ed22b" style:font-weight-asian="bold" style:font-name-complex="Arial1" style:font-weight-complex="bold"/>
    </style:style>
    <style:style style:name="P14" style:family="paragraph" style:parent-style-name="Standard">
      <style:text-properties style:font-name="Arial1" fo:font-weight="bold" officeooo:paragraph-rsid="003ed22b" style:font-weight-asian="bold" style:font-name-complex="Arial1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9.948cm"/>
        </style:tab-stops>
      </style:paragraph-properties>
      <style:text-properties style:font-name="Arial1" fo:font-size="2pt" style:text-underline-style="none" fo:font-weight="bold" officeooo:paragraph-rsid="003d3fce" style:font-name-asian="Arial1" style:font-size-asian="2pt" style:font-weight-asian="bold" style:font-name-complex="Arial1" style:font-size-complex="2pt" style:font-weight-complex="bold"/>
    </style:style>
    <style:style style:name="P16" style:family="paragraph" style:parent-style-name="Standard">
      <style:text-properties style:font-name="Arial1" fo:font-size="11pt" officeooo:paragraph-rsid="00408c91" style:font-size-asian="11pt" style:font-size-complex="11pt"/>
    </style:style>
    <style:style style:name="P1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paragraph-rsid="00408c91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 style:text-autospace="none" style:snap-to-layout-grid="fals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bold" officeooo:paragraph-rsid="00408c91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 style:snap-to-layout-grid="fals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bold" officeooo:paragraph-rsid="00408c91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9.948cm"/>
        </style:tab-stops>
      </style:paragraph-properties>
      <style:text-properties style:font-name="Arial1" officeooo:paragraph-rsid="003d3fce" style:font-name-complex="Arial1"/>
    </style:style>
    <style:style style:name="T1" style:family="text">
      <style:text-properties fo:color="#000000" style:font-name-complex="Arial1" text:display="true"/>
    </style:style>
    <style:style style:name="T2" style:family="text">
      <style:text-properties fo:font-size="11pt" style:text-underline-style="solid" style:text-underline-width="auto" style:text-underline-color="font-color" fo:font-weight="bold" officeooo:rsid="0018bfe3" style:font-size-asian="11pt" style:font-weight-asian="bold" style:font-size-complex="11pt" style:font-weight-complex="bold"/>
    </style:style>
    <style:style style:name="T3" style:family="text">
      <style:text-properties fo:font-size="11pt" style:text-underline-style="solid" style:text-underline-width="auto" style:text-underline-color="font-color" fo:font-weight="bold" officeooo:rsid="0018bfe3" style:font-name-asian="Arial1" style:font-size-asian="11pt" style:font-weight-asian="bold" style:font-size-complex="11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style:text-underline-style="none" fo:font-weight="bold" officeooo:rsid="0018bfe3" style:font-size-asian="11pt" style:font-weight-asian="bold" style:font-size-complex="11pt" style:font-weight-complex="bold"/>
    </style:style>
    <style:style style:name="T6" style:family="text">
      <style:text-properties style:font-name-asian="Arial1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font-name-asian="Arial1" style:font-size-asian="10pt" style:font-size-complex="10pt"/>
    </style:style>
    <style:style style:name="T10" style:family="text">
      <style:text-properties fo:font-size="13pt" style:font-name-asian="Arial1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PEDIDO</text:span><text:span text:style-name="T3"> </text:span><text:span text:style-name="T2">DE</text:span><text:span text:style-name="T3"> </text:span><text:span text:style-name="T2">ABASTECIMIENTO</text:span><text:span text:style-name="T5"><text:text-input text:description="#set($contador = 1)">#set($contador = 1)</text:text-input></text:span><text:span text:style-name="T5"> </text:span></text:p>
      <text:p text:style-name="P15"><text:text-input text:description="#foreach($x in $cnl)">#foreach($x in $cnl)</text:text-input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14"><text:span text:style-name="T8">SERVICIO</text:span><text:span text:style-name="T9"> </text:span><text:span text:style-name="T8">SOLICITANTE:</text:span><text:span text:style-name="T9"> </text:span><text:span text:style-name="T10"><text:text-input text:description="">$servicio</text:text-input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4"><text:span text:style-name="T8">FECHA: </text:span><text:span text:style-name="T8"><text:text-input text:description="">$fecha</text:text-input></text:span></text:p>
          </table:table-cell>
          <table:table-cell table:style-name="Tabla1.A2" office:value-type="string">
            <text:p text:style-name="P14"><text:span text:style-name="T8">PEDIDO</text:span><text:span text:style-name="T9"> </text:span><text:span text:style-name="T8">Nº:</text:span><text:span text:style-name="T9"> </text:span><text:span text:style-name="T9"><text:text-input text:description="">$referencia</text:text-input></text:span></text:p>
          </table:table-cell>
          <table:table-cell table:style-name="Tabla1.C2" office:value-type="string">
            <text:p text:style-name="P13"><text:span text:style-name="T8">PACIENTE: </text:span><text:span text:style-name="T8"><text:text-input text:description="$paciente">$paciente</text:text-input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6">Nº</text:p>
          </table:table-cell>
          <table:table-cell table:style-name="Tabla2.A1" office:value-type="string">
            <text:p text:style-name="P16">Cant.<text:span text:style-name="T6"> </text:span>Solic.</text:p>
          </table:table-cell>
          <table:table-cell table:style-name="Tabla2.C1" office:value-type="string">
            <text:p text:style-name="P16">Nombre<text:span text:style-name="T6"> </text:span>y<text:span text:style-name="T6"> </text:span>Descripción<text:span text:style-name="T6"> </text:span>Técnica</text:p>
          </table:table-cell>
        </table:table-row>
        <table:table-row table:style-name="Tabla2.2">
          <table:table-cell table:style-name="Tabla2.A2" office:value-type="string">
            <text:p text:style-name="P17"><text:span text:style-name="T1"><text:text-input text:description="">@before-row#foreach($linea in $x)</text:text-input></text:span><text:span text:style-name="T1"><text:text-input text:description="">$contador</text:text-input></text:span><text:span text:style-name="T1"><text:text-input text:description="">#set($contador = $contador + 1)</text:text-input></text:span><text:span text:style-name="T1"><text:text-input text:description="">@after-row#end</text:text-input></text:span></text:p>
          </table:table-cell>
          <table:table-cell table:style-name="Tabla2.A2" office:value-type="string">
            <text:p text:style-name="P18"><text:text-input text:description="">$linea.cantidad</text:text-input></text:p>
          </table:table-cell>
          <table:table-cell table:style-name="Tabla2.C2" office:value-type="string">
            <text:p text:style-name="P19"><text:text-input text:description="">$linea.producto.nombre</text:text-input></text:p>
          </table:table-cell>
        </table:table-row>
      </table:table>
      <text:p text:style-name="P11"/>
      <text:p text:style-name="P11"><text:text-input text:description="#end">#end</text:text-input></text:p>
      <text:p text:style-name="P12"><text:text-input text:description="#if($nota != &quot;&quot;)">#if($nota != "")</text:text-input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6"><text:span text:style-name="T7">OBSERVACION: </text:span><text:span text:style-name="T4"><text:text-input text:description="">$nota</text:text-input></text:span></text:p>
          </table:table-cell>
        </table:table-row>
      </table:table>
      <text:p text:style-name="P2"><text:text-input text:description="#end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1:32:14.784363416</meta:creation-date>
    <meta:generator>LibreOffice/5.1.6.2$Linux_X86_64 LibreOffice_project/10m0$Build-2</meta:generator>
    <dc:date>2018-09-20T10:06:56.243072035</dc:date>
    <meta:editing-duration>PT6H44M23S</meta:editing-duration>
    <meta:editing-cycles>45</meta:editing-cycles>
    <meta:document-statistic meta:table-count="3" meta:image-count="0" meta:object-count="0" meta:page-count="1" meta:paragraph-count="17" meta:word-count="78" meta:character-count="392" meta:non-whitespace-character-count="366"/>
  </office:meta>
</office:document-meta>
</file>